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8a4c1" officeooo:paragraph-rsid="0008a4c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8pt" style:text-underline-style="none" fo:font-weight="normal" officeooo:rsid="0009bfb3" officeooo:paragraph-rsid="0009bfb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8a4c1" officeooo:paragraph-rsid="0008a4c1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style:text-underline-style="none" fo:font-weight="normal" officeooo:rsid="0008a4c1" officeooo:paragraph-rsid="000b9f50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8pt" style:text-underline-style="none" fo:font-weight="normal" officeooo:rsid="0008a4c1" officeooo:paragraph-rsid="0008a4c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paragraph-rsid="000d5228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style:text-underline-style="none" fo:font-weight="normal" officeooo:rsid="0008a4c1" officeooo:paragraph-rsid="000d5228" style:font-size-asian="15.75pt" style:font-weight-asian="normal" style:font-size-complex="18pt" style:font-weight-complex="normal"/>
    </style:style>
    <style:style style:name="T1" style:family="text">
      <style:text-properties officeooo:rsid="0009bfb3"/>
    </style:style>
    <style:style style:name="T2" style:family="text">
      <style:text-properties fo:font-variant="normal" fo:text-transform="none" fo:color="#222222" style:font-name="arial" fo:font-size="9pt" fo:letter-spacing="normal" fo:font-style="normal"/>
    </style:style>
    <style:style style:name="T3" style:family="text">
      <style:text-properties fo:font-variant="normal" fo:text-transform="none" fo:color="#222222" style:font-name="arial" fo:letter-spacing="normal" fo:font-style="normal" style:text-underline-style="none" officeooo:rsid="0008a4c1" style:font-size-asian="15.75pt" style:font-weight-asian="normal" style:font-size-complex="18pt" style:font-weight-complex="normal"/>
    </style:style>
    <style:style style:name="T4" style:family="text">
      <style:text-properties fo:font-variant="normal" fo:text-transform="none" fo:color="#222222" fo:letter-spacing="normal" fo:font-style="normal"/>
    </style:style>
    <style:style style:name="T5" style:family="text">
      <style:text-properties fo:font-variant="normal" fo:text-transform="none" fo:color="#222222" fo:letter-spacing="normal" fo:font-style="normal" officeooo:rsid="000b9f50"/>
    </style:style>
    <style:style style:name="T6" style:family="text">
      <style:text-properties fo:font-variant="normal" fo:text-transform="none" fo:color="#222222" fo:letter-spacing="normal" fo:font-style="normal" officeooo:rsid="000d5228"/>
    </style:style>
    <style:style style:name="T7" style:family="text">
      <style:text-properties fo:font-variant="normal" fo:text-transform="none" fo:color="#222222" style:font-name="Liberation Serif" fo:letter-spacing="normal" fo:font-style="normal"/>
    </style:style>
    <style:style style:name="T8" style:family="text">
      <style:text-properties fo:font-variant="normal" fo:text-transform="none" fo:color="#222222" style:font-name="Liberation Serif" fo:letter-spacing="normal" fo:font-style="normal" style:text-underline-style="none" officeooo:rsid="0008a4c1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222222" style:font-name="Liberation Serif" fo:letter-spacing="normal" fo:font-style="normal" officeooo:rsid="000d5228"/>
    </style:style>
    <style:style style:name="T10" style:family="text">
      <style:text-properties style:text-underline-style="none" officeooo:rsid="0008a4c1" style:font-size-asian="15.75pt" style:font-weight-asian="normal" style:font-size-complex="18pt" style:font-weight-complex="normal"/>
    </style:style>
    <style:style style:name="T11" style:family="text">
      <style:text-properties style:text-underline-style="none" officeooo:rsid="000d5228" style:font-size-asian="15.75pt" style:font-weight-asian="normal" style:font-size-complex="18pt" style:font-weight-complex="normal"/>
    </style:style>
    <style:style style:name="T12" style:family="text">
      <style:text-properties officeooo:rsid="000d5228"/>
    </style:style>
    <style:style style:name="T13" style:family="text">
      <style:text-properties style:font-name="Liberation Serif" style:text-underline-style="none" officeooo:rsid="0008a4c1" style:font-size-asian="15.75pt" style:font-weight-asian="normal" style:font-size-complex="18pt" style:font-weight-complex="normal"/>
    </style:style>
    <style:style style:name="T14" style:family="text">
      <style:text-properties style:font-name="Liberation Serif" style:text-underline-style="none" officeooo:rsid="000d5228" style:font-size-asian="15.75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T – CLR – Le mardi de 13h45 à 18h : <text:span text:style-name="T1">DEV1</text:span></text:p>
      <text:p text:style-name="P1"/>
      <text:p text:style-name="P1"/>
      <text:p text:style-name="P1">Dans l'horaire de certains groupes, vous aurez remarqué « RAT -CLR » dans les locaux 303-304 les mardis de 13h45 à 18h.</text:p>
      <text:p text:style-name="P1"/>
      <text:p text:style-name="P6"><text:span text:style-name="T10">Il s'agit d'une remédiation à DEV1 ouverte aux étudiants </text:span><text:span text:style-name="T13">dont le </text:span><text:span text:style-name="T8">seuil atteint exprimé en cote entière</text:span><text:span text:style-name="T13"> </text:span><text:span text:style-name="T14">se situe </text:span><text:span text:style-name="T13">entre 6 et 9 pour cette unité d'e</text:span><text:span text:style-name="T10">nseignement. </text:span></text:p>
      <text:p text:style-name="P1"/>
      <text:p text:style-name="P1">J'invite les étudiants intéressés à venir ce mardi à 13h45 <text:span text:style-name="T1">au 303 pour avoir plus de renseignements à propos de cette remédiation.</text:span></text:p>
      <text:p text:style-name="P1"/>
      <text:p text:style-name="P7"><text:span text:style-name="T12">L</text:span>es <text:span text:style-name="T4">étudiants </text:span><text:span text:style-name="T7">dont le seuil atteint exprimé en cote entière </text:span><text:span text:style-name="T9">est</text:span><text:span text:style-name="T4"> </text:span><text:span text:style-name="T5">strictement</text:span><text:span text:style-name="T4"> moins de 6</text:span><text:span text:style-name="T5"> sont invités à</text:span><text:span text:style-name="T4"> </text:span><text:span text:style-name="T6">discuter avec Madame</text:span><text:span text:style-name="T4"> la directrice </text:span></text:p>
      <text:p text:style-name="P4"><text:span text:style-name="T5">ce </text:span><text:span text:style-name="T4">lundi 2 février à 12h45 au 004 pour faire le point au sujet de leur échec pour DEV1.</text:span></text:p>
      <text:p text:style-name="P5"/>
      <text:p text:style-name="P1"/>
      <text:p text:style-name="P1"/>
      <text:p text:style-name="P2">C. Leruste (CL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21:05:05.760988085</meta:creation-date>
    <dc:date>2015-02-01T17:37:49.899625332</dc:date>
    <meta:editing-duration>PT5M4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26" meta:character-count="689" meta:non-whitespace-character-count="566"/>
  </office:meta>
</office:document-meta>
</file>